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25%" fo:text-align="justify" style:justify-single-word="false">
        <style:tab-stops/>
      </style:paragraph-properties>
      <style:text-properties style:font-name="Ubuntu" fo:font-size="12pt" fo:font-weight="bold" style:font-size-asian="10.5pt" style:font-weight-asian="bold" style:font-size-complex="12pt" style:font-weight-complex="bold"/>
    </style:style>
    <style:style style:name="P2" style:family="paragraph" style:parent-style-name="Standard" style:list-style-name="L7">
      <style:paragraph-properties fo:line-height="125%" fo:text-align="justify" style:justify-single-word="false">
        <style:tab-stops/>
      </style:paragraph-properties>
      <style:text-properties style:font-name="Ubuntu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 style:list-style-name="L4">
      <style:paragraph-properties fo:line-height="125%" fo:text-align="justify" style:justify-single-word="false">
        <style:tab-stops/>
      </style:paragraph-properties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6">
      <style:paragraph-properties fo:line-height="125%" fo:text-align="justify" style:justify-single-word="false">
        <style:tab-stops/>
      </style:paragraph-properties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line-height="125%" fo:text-align="justify" style:justify-single-word="false">
        <style:tab-stops/>
      </style:paragraph-properties>
    </style:style>
    <style:style style:name="P6" style:family="paragraph" style:parent-style-name="Standard" style:list-style-name="L8">
      <style:paragraph-properties fo:line-height="125%" fo:text-align="justify" style:justify-single-word="false">
        <style:tab-stops/>
      </style:paragraph-properties>
    </style:style>
    <style:style style:name="P7" style:family="paragraph" style:parent-style-name="Standard">
      <style:paragraph-properties fo:line-height="125%" fo:text-align="start" style:justify-single-word="false">
        <style:tab-stops/>
      </style:paragraph-properties>
    </style:style>
    <style:style style:name="P8" style:family="paragraph" style:parent-style-name="Standard" style:list-style-name="L6">
      <style:paragraph-properties fo:line-height="125%" fo:text-align="start" style:justify-single-word="false">
        <style:tab-stops/>
      </style:paragraph-properties>
    </style:style>
    <style:style style:name="P9" style:family="paragraph" style:parent-style-name="Standard">
      <style:paragraph-properties fo:line-height="125%" fo:text-align="justify" style:justify-single-word="false">
        <style:tab-stops/>
      </style:paragraph-properties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line-height="125%" fo:text-align="justify" style:justify-single-word="false">
        <style:tab-stops/>
      </style:paragraph-properties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line-height="125%" fo:text-align="start" style:justify-single-word="false">
        <style:tab-stops/>
      </style:paragraph-properties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25%" fo:text-align="justify" style:justify-single-word="false">
        <style:tab-stops/>
      </style:paragraph-properties>
      <style:text-properties style:font-name="Courier New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/>
      </style:paragraph-properties>
      <style:text-properties style:font-name="Ubuntu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5in"/>
        </style:tab-stops>
      </style:paragraph-properties>
      <style:text-properties style:font-name="Ubuntu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2398in"/>
        </style:tab-stops>
      </style:paragraph-properties>
      <style:text-properties style:font-name="Ubuntu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2291in"/>
        </style:tab-stops>
      </style:paragraph-properties>
      <style:text-properties style:font-name="Ubuntu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5in"/>
        </style:tab-stops>
      </style:paragraph-properties>
      <style:text-properties style:font-name="Ubuntu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2291in"/>
        </style:tab-stops>
      </style:paragraph-properties>
      <style:text-properties style:font-name="Ubuntu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/>
      </style:paragraph-properties>
      <style:text-properties fo:font-size="14pt" style:font-size-asian="14pt" style:font-size-complex="14pt"/>
    </style:style>
    <style:style style:name="P20" style:family="paragraph" style:parent-style-name="Standard" style:list-style-name="L1" style:master-page-name="First_20_Page">
      <style:paragraph-properties fo:margin-left="0.25in" fo:margin-right="0in" fo:text-align="start" style:justify-single-word="false" fo:text-indent="-0.25in" style:auto-text-indent="false" style:page-number="auto">
        <style:tab-stops/>
      </style:paragraph-properties>
      <style:text-properties style:font-name="Ubuntu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in" fo:margin-right="0in" fo:line-height="125%" fo:text-align="justify" style:justify-single-word="false" fo:text-indent="-0.25in" style:auto-text-indent="false">
        <style:tab-stops/>
      </style:paragraph-properties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left="0in" fo:margin-right="0in" fo:line-height="125%" fo:text-align="justify" style:justify-single-word="false" fo:text-indent="-0.25in" style:auto-text-indent="false">
        <style:tab-stops/>
      </style:paragraph-properties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line-height="125%" fo:text-align="justify" style:justify-single-word="false" fo:text-indent="0in" style:auto-text-indent="false">
        <style:tab-stops/>
      </style:paragraph-properties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left="0in" fo:margin-right="0in" fo:line-height="125%" fo:text-align="justify" style:justify-single-word="false" fo:text-indent="0in" style:auto-text-indent="false">
        <style:tab-stops/>
      </style:paragraph-properties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line-height="125%" fo:text-align="justify" style:justify-single-word="false" fo:text-indent="0in" style:auto-text-indent="false">
        <style:tab-stops/>
      </style:paragraph-properties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left="0in" fo:margin-right="0in" fo:line-height="125%" fo:text-align="justify" style:justify-single-word="false" fo:text-indent="0in" style:auto-text-indent="false">
        <style:tab-stops/>
      </style:paragraph-properties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2291in"/>
        </style:tab-stops>
      </style:paragraph-properties>
      <style:text-properties style:font-name="Ubuntu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paragraph-properties fo:margin-left="0in" fo:margin-right="0in" fo:line-height="125%" fo:text-align="justify" style:justify-single-word="false" fo:text-indent="0in" style:auto-text-indent="false">
        <style:tab-stops/>
      </style:paragraph-properties>
    </style:style>
    <style:style style:name="P29" style:family="paragraph" style:parent-style-name="Standard" style:list-style-name="L6">
      <style:paragraph-properties fo:margin-left="0.5102in" fo:margin-right="0in" fo:line-height="125%" fo:text-align="start" style:justify-single-word="false" fo:text-indent="-0.25in" style:auto-text-indent="false">
        <style:tab-stops/>
      </style:paragraph-properties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margin-left="0.5102in" fo:margin-right="0in" fo:line-height="125%" fo:text-align="start" style:justify-single-word="false" fo:text-indent="-0.25in" style:auto-text-indent="false">
        <style:tab-stops/>
      </style:paragraph-properties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Header">
      <style:text-properties style:font-name="Ubuntu" fo:font-weight="bold" style:font-weight-asian="bold" style:font-weight-complex="bold"/>
    </style:style>
    <style:style style:name="P32" style:family="paragraph" style:parent-style-name="Header">
      <style:paragraph-properties fo:text-align="center" style:justify-single-word="false"/>
      <style:text-properties style:font-name="Ubuntu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5" style:family="text">
      <style:text-properties style:font-name="Ubuntu" fo:font-weight="normal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tyle="normal" style:font-style-asian="normal" style:font-style-complex="normal"/>
    </style:style>
    <style:style style:name="T12" style:family="text"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style:font-name="Courier New"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4094740" text:style-name="L1">
        <text:list-item>
          <text:p text:style-name="P20">Introduction</text:p>
          <text:p text:style-name="P24">Developing software is hard enough without having to worry about making sure your build process is correct. For large projects, builds can take a long time and parallelizing the build process will usually help. But, ensuring your project builds correctly when performing a parallel build is a difficult process of figuring out dependencies for each task. A project could build correctly in a non-parallel mode, but then break when run in a parallel matter because of dependency issues. Clearly, a better way than build-debug-repeat is needed to determine dependencies for a parallel build process.</text:p>
        </text:list-item>
      </text:list>
      <text:p text:style-name="P23"/>
      <text:p text:style-name="P23">The goal of this project was to create a tool that would determine the dependencies between files in a sequential build process in order to aid a developer in debugging problems with a parallel build. <text:s/>In order to be successful, the tool must:</text:p>
      <text:list xml:id="list973883715" text:style-name="L4">
        <text:list-item>
          <text:p text:style-name="P3">Accurately determine the dependencies between files during a sequential build.</text:p>
        </text:list-item>
      </text:list>
      <text:list xml:id="list1626777700" text:style-name="L2">
        <text:list-item>
          <text:p text:style-name="P5"><text:span text:style-name="T3">Be build method (such as GNU Make, gyp and SCons) independent so <text:s/>that it can support any type of build process a developer would use. <text:s/></text:span></text:p>
        </text:list-item>
        <text:list-item>
          <text:p text:style-name="P5"><text:span text:style-name="T3">Provide easily accessible and searchable results to the user. <text:s text:c="2"/>A typical small build process uses hundreds of files. <text:s/>Larger builds can use thousands of files.</text:span></text:p>
          <text:p text:style-name="P5"><text:span text:style-name="T3"/></text:p>
        </text:list-item>
      </text:list>
      <text:list xml:id="list160102474" text:continue-list="list104094740" text:style-name="L1">
        <text:list-item>
          <text:p text:style-name="P19">Approach</text:p>
          <text:p text:style-name="P28"><text:span text:style-name="T3">Three separate steps are required for the tool to achieve its goals. <text:s/>First, data from a successful sequential build must be </text:span><text:span text:style-name="T4">captured</text:span><text:span text:style-name="T3">. <text:s/>This data must then be </text:span><text:span text:style-name="T4">analyzed</text:span><text:span text:style-name="T3"> in order to get the relevant information from the capture process. <text:s/>Finally, the data must be </text:span><text:span text:style-name="T4">displayed</text:span><text:span text:style-name="T3"> to the user.</text:span></text:p>
          <text:p text:style-name="P28"><text:span text:style-name="T4"/></text:p>
          <text:list>
            <text:list-item>
              <text:p text:style-name="P15">Capture</text:p>
            </text:list-item>
          </text:list>
          <text:p text:style-name="P24">Building a project requires access to many files (such as source, headers, and generated files) and also creates new files. When built correctly (in a deterministic, non-parallel manner), these file accesses and creations occur in a specific order that illustrate the dependencies between steps in a build process. <text:s/>The first step the tool will take is to capture these file accesses during the process of a normal build.</text:p>
          <text:p text:style-name="P24"><text:soft-page-break/></text:p>
          <text:list text:continue-numbering="true">
            <text:list-item>
              <text:p text:style-name="P16">Analysis</text:p>
            </text:list-item>
          </text:list>
          <text:p text:style-name="P24">After capturing the data from the build, a dependency graph can be created from the captured data. <text:s/>The data can be split into dependencies between the different processes that occurred during the build and the dependencies between files used in the build.</text:p>
        </text:list-item>
      </text:list>
      <text:p text:style-name="P23"/>
      <text:p text:style-name="P23">For each file that is written by a process, we can assume that the file requires all the reads from the process in order to be written correctly. <text:s/>This creates a map of dependencies between files that are written, and those that are read.</text:p>
      <text:p text:style-name="P23"/>
      <text:list xml:id="list1566288211" text:continue-numbering="true" text:style-name="L1">
        <text:list-item>
          <text:list>
            <text:list-item>
              <text:p text:style-name="P15">Display</text:p>
            </text:list-item>
          </text:list>
          <text:p text:style-name="P24">After analysis is complete, the data can be displayed to the user in such a way that it would aid them in debugging their parallel build.</text:p>
        </text:list-item>
      </text:list>
      <text:p text:style-name="P23"/>
      <text:list xml:id="list630395738" text:continue-numbering="true" text:style-name="L1">
        <text:list-item>
          <text:p text:style-name="P13">Technical Implementation</text:p>
          <text:p text:style-name="P24">The tool uses a combination of bash scripts, python scripts and HTML files to analyze the build and display the resulting information.</text:p>
        </text:list-item>
      </text:list>
      <text:p text:style-name="P23"/>
      <text:list xml:id="list134433746" text:continue-numbering="true" text:style-name="L1">
        <text:list-item>
          <text:list>
            <text:list-item>
              <text:p text:style-name="P15">Capture</text:p>
            </text:list-item>
          </text:list>
          <text:p text:style-name="P24">Capturing build data is achieved through the Linux tool <text:span text:style-name="T11">strace</text:span>. <text:s/>It captures Linux system calls that a process uses and stores information about these calls to a text file. System calls are the low level functions that request information from the operating system's kernel. <text:s/>By capturing these calls, we can know what files are being accessed by the build process at what time. <text:s/>The most important system calls to capture are those that access and modify files such as:</text:p>
        </text:list-item>
      </text:list>
      <text:list xml:id="list59514660" text:style-name="L5">
        <text:list-item>
          <text:p text:style-name="P10">open<text:span text:style-name="T2"> – open a file for access.</text:span></text:p>
        </text:list-item>
        <text:list-item>
          <text:p text:style-name="P10">read<text:span text:style-name="T2"> – read information from a file into memory.</text:span></text:p>
        </text:list-item>
        <text:list-item>
          <text:p text:style-name="P10">write<text:span text:style-name="T2"> – write information from memory into a file.</text:span></text:p>
        </text:list-item>
        <text:list-item>
          <text:p text:style-name="P10">rename<text:span text:style-name="T2"> – move a file from one location to another.</text:span></text:p>
        </text:list-item>
      </text:list>
      <text:p text:style-name="P9"><text:span text:style-name="T2">In addition, there are other calls that need to be captured in order to make sure the data from the calls listed above can be analyzed properly.</text:span></text:p>
      <text:p text:style-name="P9"><text:span text:style-name="T2"/></text:p>
      <text:p text:style-name="P9"><text:span text:style-name="T2">Each system call also includes the process ID of the calling process. <text:s/>This helps in determining dependencies in the next stage.</text:span></text:p>
      <text:p text:style-name="P9"><text:span text:style-name="T2"/></text:p>
      <text:p text:style-name="P12"><text:span text:style-name="T2">Note: </text:span><text:span text:style-name="T5">The reason </text:span><text:span text:style-name="T1">strace</text:span><text:span text:style-name="T5"> is used to determine dependencies instead of trying to parse build scripts is two-fold. <text:s/>Firstly, the tool must be able to work on all build systems. <text:s/>Parsing build scripts would require special processing for each type. <text:s/>Secondly, the only way to ensure all dependencies are captured is to see when file accesses are occurring and not depend on rules in build scripts.</text:span></text:p>
      <text:p text:style-name="P12"><text:span text:style-name="T5"/></text:p>
      <text:list xml:id="list647408476" text:continue-list="list134433746" text:style-name="L1">
        <text:list-item>
          <text:list>
            <text:list-item>
              <text:p text:style-name="P16">Analysis</text:p>
            </text:list-item>
          </text:list>
          <text:p text:style-name="P24">Two python scripts are used during the analysis stage. <text:s/>The first script accepts the output of the previous stage as input and parses it into process objects. <text:s/>The second script accepts the output of the first script and prunes any information that is not <text:soft-page-break/>required for display to the user.</text:p>
        </text:list-item>
      </text:list>
      <text:p text:style-name="P23"/>
      <text:list xml:id="list70620253" text:continue-numbering="true" text:style-name="L1">
        <text:list-item>
          <text:list>
            <text:list-item>
              <text:list>
                <text:list-item>
                  <text:p text:style-name="P14">Process Parsing</text:p>
                </text:list-item>
              </text:list>
            </text:list-item>
          </text:list>
        </text:list-item>
      </text:list>
      <text:p text:style-name="P23">Each line of the input file contains a process ID and the system call the occurred for this process ID. <text:s/>The first time a process ID is encountered, a process object is created and it is added to an lookup table of these objects that is indexed by process ID. <text:s/>Once the process object for the line being analyzed is retrieved, the system call can be analyzed. <text:s/>After each line in the input file is parsed, the information is output so it can be analyzed further.</text:p>
      <text:p text:style-name="P23"/>
      <text:list xml:id="list105525029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4">Creating Process Objects</text:p>
                    </text:list-item>
                  </text:list>
                </text:list-item>
              </text:list>
            </text:list-item>
          </text:list>
        </text:list-item>
      </text:list>
      <text:p text:style-name="P23">Process objects store the command that was used to start the process and the open file descriptors for the process. <text:s/>When a file access is added to the process, the full path of the access is determined using the list of file descriptors and the current working directory (CWD) of the process.</text:p>
      <text:p text:style-name="P23"/>
      <text:p text:style-name="P23">In order to get the CWD of a process, the directory that contains the input file to the process parsing is used. <text:s/>However, the CWD can change with a system call as well, so this information is stored on a per-process basis.</text:p>
      <text:p text:style-name="P23"/>
      <text:list xml:id="list23672005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4">System Call Analysis</text:p>
                      <text:p text:style-name="P24">There are hundreds of system calls that occur during a single process run. <text:s/>The script only parses those that have pertinent information to file accesses. <text:s/>Many system calls during a build process do not succeed because a build will look for files in multiple places for files. <text:s/>These calls are considered not pertinent.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>The <text:span text:style-name="T10">execve</text:span> system call indicates what command is being run for a process. <text:s/>The command is captured because it can aid in the developer in debugging the build.</text:p>
      <text:p text:style-name="P23"/>
      <text:p text:style-name="P23">The most important system call is <text:span text:style-name="T10">open</text:span>. <text:s/>This call indicates that a file will be used for reading or writing. <text:s/>The <text:span text:style-name="T10">open</text:span> system call accepts a filename and returns a file descriptor. <text:s/>This file descriptor is used during the <text:span text:style-name="T10">read</text:span> and <text:span text:style-name="T10">write</text:span> system calls. <text:s/>When this call is parsed, the file descriptor is added to the process object, for use later.</text:p>
      <text:p text:style-name="P23"/>
      <text:p text:style-name="P23">When a <text:span text:style-name="T10">read</text:span> system call occurs, the file descriptor used during the read is dereferenced from the list of open file descriptors in the process. <text:s/>This file name is then added to the list of files that were read for this process.</text:p>
      <text:p text:style-name="P23"/>
      <text:p text:style-name="P23">When a <text:span text:style-name="T10">write</text:span> system call occurs, the file descriptor used during the write is dereferenced from the list of open file descriptors in the process. <text:s/>This file name is then added to the list of files that were written for this process.</text:p>
      <text:p text:style-name="P23"/>
      <text:p text:style-name="P23">Files can also be <text:span text:style-name="T10">rename</text:span>d by a system call. <text:s/>This is considered a read for the original file and a write for the target file.</text:p>
      <text:p text:style-name="P23"/>
      <text:p text:style-name="P23">As mentioned earlier, a process can also change the current working directory that it is in. <text:s/>This is important because any files that <text:soft-page-break/>are accessed from this point forward will be relative to this directory. <text:s/>When the <text:span text:style-name="T10">chdir</text:span> system call is used, the CWD for the process is changed as well, allowing the parsing to complete successfully.</text:p>
      <text:p text:style-name="P23"/>
      <text:list xml:id="list58333073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4">Process Output</text:p>
                      <text:p text:style-name="P24">The resulting process objects are output in JSON format so they can be parsed by the next script in the tool. <text:s/>This intermediate file is used so that the process objects can be saved for analysis in another tool, without having to re-analyze the output from <text:span text:style-name="T10">strace</text:span>, which can take a long time.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>In addition to the information about the processes, it is important to know the root process of the build. <text:s/>This is also output.</text:p>
      <text:p text:style-name="P23"/>
      <text:list xml:id="list1488574388" text:continue-numbering="true" text:style-name="L1">
        <text:list-item>
          <text:list>
            <text:list-item>
              <text:list>
                <text:list-item>
                  <text:p text:style-name="P14">Process Pruning</text:p>
                  <text:p text:style-name="P22">The output from the process parsing stage can include information about files that are generic to the system (such as system libraries and headers). <text:s/>While these are important to a build, they are not likely the cause of build errors. <text:s/>During a build, only information pertaining to files in the current working directory is important to the developer. <text:s/>So, the extra system files can be removed.</text:p>
                </text:list-item>
              </text:list>
            </text:list-item>
          </text:list>
        </text:list-item>
      </text:list>
      <text:p text:style-name="P21"/>
      <text:p text:style-name="P23">Additionally, temporary files are created in the system <text:span text:style-name="T10">/tmp</text:span> directory. <text:s/>These are important even though they are not in the current working directory because they can cause additional dependencies between files that access them.</text:p>
      <text:p text:style-name="P23"/>
      <text:p text:style-name="P23">Once the list of files is pruned and only contains files pertinent to the developer, there could be some full processes that are no longer pertinent to the developer. <text:s/>These processes are removed from the output.</text:p>
      <text:p text:style-name="P23"/>
      <text:p text:style-name="P23">All of this pruning will aid the developer find the cause of their build problem quicker by removing extraneous information. <text:s/>The result is a JSON formatted file, with all the required information for the display stage.</text:p>
      <text:p text:style-name="P23"/>
      <text:list xml:id="list1443437264" text:continue-numbering="true" text:style-name="L1">
        <text:list-item>
          <text:list>
            <text:list-item>
              <text:p text:style-name="P16">Display</text:p>
              <text:p text:style-name="P24">The results from the previous stage are displayed in a standard web browser. <text:s/>The web page to display the results is supplied with the tool, and has two views: process view and file view. <text:s/>The tool will default to process view, with the root process of the view displayed. <text:s/>In addition, a search functionality is included to aid in finding specific files more quickly.</text:p>
            </text:list-item>
          </text:list>
        </text:list-item>
      </text:list>
      <text:p text:style-name="P23"/>
      <text:p text:style-name="P23">By using the information in each of these views, the developer can trace how a file is used during a build, enabling them to see where a potential problem could be. <text:s/>Combining this information with the errors obtained during a failed parallel build allows the developer to solve their build process issues.</text:p>
      <text:p text:style-name="P23"/>
      <text:list xml:id="list160366563" text:continue-numbering="true" text:style-name="L1">
        <text:list-item>
          <text:list>
            <text:list-item>
              <text:list>
                <text:list-item>
                  <text:p text:style-name="P14">Process View</text:p>
                </text:list-item>
              </text:list>
              <text:p text:style-name="P24">In process view three panes are shown to the developer: the parent process, the current process and a list of child processes.</text:p>
            </text:list-item>
          </text:list>
        </text:list-item>
      </text:list>
      <text:p text:style-name="P23"/>
      <text:p text:style-name="P23"><text:soft-page-break/>Each displayed process informs the developer about the command used to start the process and any files that were read or written during the process's execution. <text:s/>The child processes of the current process are also shown. <text:s/>By clicking on a process ID, that process will be set to the current process and the rest of the display will be updated.</text:p>
      <text:p text:style-name="P23"/>
      <text:p text:style-name="P23">Clicking on any file will switch to the file <text:s/>view for the selected file.</text:p>
      <text:p text:style-name="P23"/>
      <text:list xml:id="list151928781" text:continue-numbering="true" text:style-name="L1">
        <text:list-item>
          <text:list>
            <text:list-item>
              <text:list>
                <text:list-item>
                  <text:p text:style-name="P14">File View</text:p>
                </text:list-item>
              </text:list>
              <text:p text:style-name="P24">In file view there are three panes displayed to the developer: the current file, the files and processes that are dependent on the current file, and the files that were required to create the current file.</text:p>
            </text:list-item>
          </text:list>
        </text:list-item>
      </text:list>
      <text:p text:style-name="P23"/>
      <text:p text:style-name="P23">Clicking on a file will make the selected file the current file. <text:s/>Clicking on a process ID will switch back to process view for the selected process ID.</text:p>
      <text:p text:style-name="P23"/>
      <text:list xml:id="list216015165" text:continue-numbering="true" text:style-name="L1">
        <text:list-item>
          <text:list>
            <text:list-item>
              <text:list>
                <text:list-item>
                  <text:p text:style-name="P14">File Search</text:p>
                  <text:p text:style-name="P24">Often, an error from a failed build will give clues as to what file caused a problem. Typing this file name into the search box will result in the filenames that match the search parameter being displayed. <text:s/>This allows a specific file to be displayed quickly.</text:p>
                </text:list-item>
              </text:list>
            </text:list-item>
          </text:list>
        </text:list-item>
      </text:list>
      <text:p text:style-name="P23"/>
      <text:list xml:id="list348299527" text:continue-numbering="true" text:style-name="L1">
        <text:list-item>
          <text:p text:style-name="P13">Makefile Debugging Functionality</text:p>
          <text:list>
            <text:list-item>
              <text:list>
                <text:list-header>
                  <text:p text:style-name="P24">An additional feature beyond the original scope of the project was added that should further aid the developer in debugging build processes that use Makefiles. <text:s/>When the tool is run with a <text:span text:style-name="T10">make</text:span> command, the dependencies that the makefile has determined can be compared to the actual results from a sequential build.</text:p>
                  <text:p text:style-name="P24"/>
                </text:list-header>
              </text:list>
            </text:list-item>
            <text:list-item>
              <text:p text:style-name="P16">Makefile Parsing</text:p>
              <text:list>
                <text:list-header>
                  <text:p text:style-name="P24">The make executable accepts a command line argument<text:span text:style-name="T10"> -d </text:span>that will print all the target rules that must be processes for each rule. <text:s/>The tool will modify and build command that uses make to add this flag and parse the results.</text:p>
                </text:list-header>
              </text:list>
            </text:list-item>
          </text:list>
        </text:list-item>
      </text:list>
      <text:p text:style-name="P23"/>
      <text:p text:style-name="P23">The resulting output is parsed into a list of files and their dependencies in a similar matter to the parsing for the <text:span text:style-name="T10">strace</text:span> output.</text:p>
      <text:p text:style-name="P27"/>
      <text:list xml:id="list181399720" text:continue-numbering="true" text:style-name="L1">
        <text:list-item>
          <text:list>
            <text:list-item>
              <text:p text:style-name="P16">Makefile Rule Display</text:p>
              <text:list>
                <text:list-header>
                  <text:p text:style-name="P24">If the makefile dependencies are present, they will be displayed alongside the detected dependencies from the main tool. This allows a comparison between the actual files that were used and the files that the makefile believes are dependencies.</text:p>
                </text:list-header>
              </text:list>
            </text:list-item>
          </text:list>
        </text:list-item>
      </text:list>
      <text:p text:style-name="P23"/>
      <text:p text:style-name="P23">The tool will highlight any dependencies that are present in both the tool output and the makefile dependencies in green. <text:s/>Any dependencies that are missing from either will be highlighted in red.</text:p>
      <text:p text:style-name="P23"/>
      <text:list xml:id="list155188200" text:continue-numbering="true" text:style-name="L1">
        <text:list-item>
          <text:p text:style-name="P13">Results</text:p>
          <text:p text:style-name="P24">The tool is meant to aid a developer in the debugging process when a parallelized build fails. <text:s/>As such, it is difficult to list results in a table or graph.</text:p>
        </text:list-item>
      </text:list>
      <text:p text:style-name="P23"><text:soft-page-break/></text:p>
      <text:p text:style-name="P23">However, the goals set forth in the introduction to this project were accomplished: dependencies can be determined for any type of build system and displayed to the user in a manner that is easily accessible.</text:p>
      <text:p text:style-name="P23"/>
      <text:p text:style-name="P23">The tool was used on some example build processes that failed during a parallel build but succeed during a sequential build. <text:s/>The output displayed during these tests was helpful in allowing the developer to find the bug in the build process quickly.</text:p>
      <text:p text:style-name="P23"/>
      <text:list xml:id="list172625682" text:continue-numbering="true" text:style-name="L1">
        <text:list-item>
          <text:p text:style-name="P13">Usage</text:p>
          <text:list>
            <text:list-item>
              <text:list>
                <text:list-header>
                  <text:p text:style-name="P24">The tool was built and tested using Ubuntu Linux, but should work on any version of Linux. <text:s/>Python is required.</text:p>
                </text:list-header>
              </text:list>
            </text:list-item>
          </text:list>
        </text:list-item>
      </text:list>
      <text:p text:style-name="P23"/>
      <text:p text:style-name="P23">To use the tool, follow these steps:</text:p>
      <text:list xml:id="list1235183268" text:style-name="L6">
        <text:list-item>
          <text:p text:style-name="P4">Clean the source code directory of any previous builds that have occurred (or failed). <text:s/>The tool requires a clean directory in order to capture the complete build process.</text:p>
        </text:list-item>
        <text:list-item>
          <text:p text:style-name="P4">Run the supplied <text:span text:style-name="T10">run.sh</text:span> script in the source directory. <text:s/>Any arguments supplied to the run script will be used as the command to build the projects. For example, if the command to build the projects was:</text:p>
          <text:list>
            <text:list-header>
              <text:p text:style-name="P11">make TYPE=2 B=4</text:p>
              <text:p text:style-name="P29"><text:span text:style-name="T2">Then the script would be run using:</text:span></text:p>
              <text:p text:style-name="P11">/path/to/script/run.sh make TYPE=2 B=4</text:p>
              <text:p text:style-name="P30">It is important that the supplied build command is the sequential build command for the project.</text:p>
            </text:list-header>
          </text:list>
        </text:list-item>
        <text:list-item>
          <text:p text:style-name="P8"><text:span text:style-name="T3">Once the build is complete and parsing had finished, the results will be opened in a web browser. <text:s/>To display the results again (without re-parsing the files), the supplied </text:span><text:span text:style-name="T12">display.sh</text:span><text:span text:style-name="T3"> script can be run in the source code directory.</text:span></text:p>
        </text:list-item>
      </text:list>
      <text:p text:style-name="P7"><text:span text:style-name="T3"/></text:p>
      <text:list xml:id="list517386858" text:continue-list="list172625682" text:style-name="L1">
        <text:list-item>
          <text:p text:style-name="P13">Challenges</text:p>
          <text:list>
            <text:list-item>
              <text:list>
                <text:list-header>
                  <text:p text:style-name="P24">There were three challenges when creating the tool.</text:p>
                </text:list-header>
              </text:list>
            </text:list-item>
          </text:list>
        </text:list-item>
      </text:list>
      <text:list xml:id="list959117912" text:style-name="L7">
        <text:list-item>
          <text:p text:style-name="P2"><text:span text:style-name="T1">Parsing </text:span><text:span text:style-name="T13">strace</text:span><text:span text:style-name="T1"> output was difficult at times because some system calls would be interrupted by others during the build process. <text:s/>This required the parsing tool to account for these occurrences that are at times unpredictable.</text:span></text:p>
        </text:list-item>
        <text:list-item>
          <text:p text:style-name="P2"><text:span text:style-name="T1">Build processes use a combination of absolute and relative file paths. Ensuring that the full absolute file path was determined for each file was important to ensuring the dependencies were correctly captured. <text:s/>This required detailed tracking of the current working directory.</text:span></text:p>
        </text:list-item>
        <text:list-item>
          <text:p text:style-name="P2"><text:span text:style-name="T1">A lot of information needed to be displayed to the developer. <text:s/>Finding a way to show this information without overwhelming the developer took some time.</text:span></text:p>
        </text:list-item>
      </text:list>
      <text:p text:style-name="P1"><text:span text:style-name="T1"/></text:p>
      <text:list xml:id="list454168741" text:continue-list="list517386858" text:style-name="L1">
        <text:list-item>
          <text:p text:style-name="P13">Limitations</text:p>
          <text:list>
            <text:list-item>
              <text:list>
                <text:list-header>
                  <text:p text:style-name="P24">The tool relies heavily on the<text:span text:style-name="T10"> strace</text:span> tool <text:soft-page-break/>supplied by the Linux operating system. <text:s/>As such, this tool would not work on any non-Unix based operating system. <text:s/>There are some tools that can record similar information on the Windows operating system, but using this would require additional work to be done on the tool.</text:p>
                  <text:p text:style-name="P24"/>
                </text:list-header>
              </text:list>
            </text:list-item>
          </text:list>
        </text:list-item>
        <text:list-item>
          <text:p text:style-name="P13">Remaining Issues</text:p>
          <text:list>
            <text:list-item>
              <text:list>
                <text:list-header>
                  <text:p text:style-name="P24">While the tool performs its duties, it does so slowly because it must parse a very large text file. <text:s/>Improving the processing speed of the tool would be a large improvement. <text:s/>The tool may also be able to benefit from processing the <text:span text:style-name="T10">strace</text:span> results as they are generated, instead of after the <text:span text:style-name="T10">strace</text:span> is completed.</text:p>
                </text:list-header>
              </text:list>
            </text:list-item>
          </text:list>
        </text:list-item>
      </text:list>
      <text:p text:style-name="P23"/>
      <text:p text:style-name="P23">In addition, the makefile debugging functionality could use some improvement because it was done as an add on to the initial scope of the project.</text:p>
      <text:list xml:id="list1723526280" text:style-name="L8">
        <text:list-item>
          <text:p text:style-name="P6"><text:span text:style-name="T3">Parsing the current working directory from the makefile output is difficult because the directory is not displayed until after the rules for the makefile in the directory are parsed.</text:span></text:p>
        </text:list-item>
        <text:list-item>
          <text:p text:style-name="P6"><text:span text:style-name="T3">Some dependencies from the makefile parsing will not be displayed because makefiles sometimes use macros that are not fully expanded when just outputting the rules.</text:span></text:p>
        </text:list-item>
        <text:list-item>
          <text:p text:style-name="P6"><text:span text:style-name="T3">Makefiles do not really distinguish between files and targets. <text:s/>The output from the parsing will have some extra 'files' that are really targets from the makefile. <text:s/>These could be removed from the results if they could be identifi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-left="4.252in" fo:margin-right="0in" fo:text-indent="-0.2362in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WW-Heading1" style:family="paragraph" style:parent-style-name="Standard">
      <style:paragraph-properties fo:margin-top="0.1654in" fo:margin-bottom="0.0827in"/>
    </style:style>
    <style:style style:name="WW-Heading12" style:family="paragraph" style:parent-style-name="Standard">
      <style:paragraph-properties fo:margin-top="0.1654in" fo:margin-bottom="0.0827in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style:font-name="Ubuntu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Ubuntu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Ubuntu" fo:font-size="32pt" fo:font-weight="bold" style:font-size-asian="32pt" style:font-weight-asian="bold" style:font-size-complex="32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2" fo:column-gap="0.2in">
          <style:column style:rel-width="6120*" fo:start-indent="0in" fo:end-indent="0.1in"/>
          <style:column style:rel-width="6120*" fo:start-indent="0.1in" fo:end-indent="0in"/>
        </style:columns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achary Salzbank<text:tab/><text:tab/>Reliable Software Project Report</text:p>
      </style:header>
    </style:master-page>
    <style:master-page style:name="First_20_Page" style:display-name="First Page" style:page-layout-name="Mpm2" style:next-style-name="Standard">
      <style:header>
        <text:p text:style-name="MP1">Zachary Salzbank<text:tab/><text:tab/>Reliable Software Project Report</text:p>
        <text:p text:style-name="MP1"/>
        <text:p text:style-name="MP2"/>
        <text:p text:style-name="MP2">Debugging Parallel Build Dependency Errors</text:p>
        <text:p text:style-name="MP2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Salzbank</meta:initial-creator>
    <meta:creation-date>2012-12-16T14:53:28</meta:creation-date>
    <dc:date>2012-12-16T19:44:59</dc:date>
    <dc:creator>Zachary Salzbank</dc:creator>
    <meta:editing-duration>PT4H18M13S</meta:editing-duration>
    <meta:editing-cycles>17</meta:editing-cycles>
    <meta:generator>LibreOffice/3.4$Unix LibreOffice_project/340m1$Build-402</meta:generator>
    <meta:document-statistic meta:table-count="0" meta:image-count="0" meta:object-count="0" meta:page-count="7" meta:paragraph-count="99" meta:word-count="2672" meta:character-count="15653" meta:non-whitespace-character-count="12988"/>
  </office:meta>
</office:document-meta>
</file>